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83baf" officeooo:paragraph-rsid="00183baf"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0e7e" officeooo:paragraph-rsid="00190e7e"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cb6c"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cb6c" officeooo:paragraph-rsid="0019cb6c" style:font-style-asian="normal" style:font-weight-asian="normal"/>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cb6c" officeooo:paragraph-rsid="0019d86d" style:font-style-asian="normal" style:font-weight-asian="normal"/>
    </style:style>
    <style:style style:name="P7"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c375b" officeooo:paragraph-rsid="001c375b" style:font-style-asian="normal" style:font-weight-asian="normal"/>
    </style:style>
    <style:style style:name="P8"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de9b8" officeooo:paragraph-rsid="001de9b8" style:font-style-asian="normal" style:font-weight-asian="normal"/>
    </style:style>
    <style:style style:name="P9"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f68bd" officeooo:paragraph-rsid="001f68bd" style:font-style-asian="normal" style:font-weight-asian="normal"/>
    </style:style>
    <style:style style:name="P10"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05725" officeooo:paragraph-rsid="00205725" style:font-style-asian="normal" style:font-weight-asian="normal"/>
    </style:style>
    <style:style style:name="P1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141d0" officeooo:paragraph-rsid="002141d0" style:font-style-asian="normal" style:font-weight-asian="normal"/>
    </style:style>
    <style:style style:name="P12" style:family="paragraph" style:parent-style-name="Standard">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properties officeooo:paragraph-rsid="0019cb6c"/>
    </style:style>
    <style:style style:name="P14" style:family="paragraph" style:parent-style-name="Standard">
      <style:paragraph-properties fo:margin-left="0cm" fo:margin-right="0cm" fo:text-align="start" style:justify-single-word="false" fo:text-indent="0cm" style:auto-text-indent="false"/>
      <style:text-properties officeooo:paragraph-rsid="001e405b"/>
    </style:style>
    <style:style style:name="P15" style:family="paragraph" style:parent-style-name="Standard">
      <style:paragraph-properties fo:margin-left="0cm" fo:margin-right="0cm" fo:text-align="start" style:justify-single-word="false" fo:text-indent="0cm" style:auto-text-indent="false"/>
      <style:text-properties officeooo:paragraph-rsid="001f68bd"/>
    </style:style>
    <style:style style:name="P16" style:family="paragraph" style:parent-style-name="Standard">
      <style:paragraph-properties fo:margin-left="0cm" fo:margin-right="0cm" fo:text-align="start" style:justify-single-word="false" fo:text-indent="0cm" style:auto-text-indent="false"/>
      <style:text-properties officeooo:rsid="00205725" officeooo:paragraph-rsid="00205725"/>
    </style:style>
    <style:style style:name="P17" style:family="paragraph" style:parent-style-name="Standard">
      <style:text-properties fo:font-variant="normal" fo:text-transform="none" fo:color="#000000" loext:opacity="100%" fo:letter-spacing="normal" fo:font-style="normal" fo:font-weight="normal" style:font-style-asian="normal" style:font-weight-asian="normal"/>
    </style:style>
    <style:style style:name="P18" style:family="paragraph" style:parent-style-name="Standard">
      <style:paragraph-properties fo:margin-left="0cm" fo:margin-right="0cm" fo:text-align="start" style:justify-single-word="false" fo:text-indent="0cm" style:auto-text-indent="false"/>
      <style:text-properties officeooo:paragraph-rsid="001f68bd"/>
    </style:style>
    <style:style style:name="P19"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141d0" officeooo:paragraph-rsid="002141d0"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letter-spacing="normal" fo:font-style="normal" fo:font-weight="normal" officeooo:rsid="0019cb6c" style:font-style-asian="normal" style:font-weight-asian="normal"/>
    </style:style>
    <style:style style:name="T4" style:family="text">
      <style:text-properties fo:font-variant="normal" fo:text-transform="none" fo:color="#000000" loext:opacity="100%" fo:letter-spacing="normal" fo:font-style="normal" fo:font-weight="normal" officeooo:rsid="001ac877" style:font-style-asian="normal" style:font-weight-asian="normal"/>
    </style:style>
    <style:style style:name="T5" style:family="text">
      <style:text-properties fo:font-variant="normal" fo:text-transform="none" fo:color="#000000" loext:opacity="100%" fo:letter-spacing="normal" fo:font-style="normal" fo:font-weight="normal" officeooo:rsid="001dd8ca" style:font-style-asian="normal" style:font-weight-asian="normal"/>
    </style:style>
    <style:style style:name="T6" style:family="text">
      <style:text-properties fo:font-variant="normal" fo:text-transform="none" fo:color="#000000" loext:opacity="100%" fo:letter-spacing="normal" fo:font-style="normal" fo:font-weight="normal" officeooo:rsid="001e405b" style:font-style-asian="normal" style:font-weight-asian="normal"/>
    </style:style>
    <style:style style:name="T7" style:family="text">
      <style:text-properties fo:font-variant="normal" fo:text-transform="none" fo:color="#000000" loext:opacity="100%" fo:letter-spacing="normal" fo:font-style="normal" fo:font-weight="normal" officeooo:rsid="001f68bd" style:font-style-asian="normal" style:font-weight-asian="normal"/>
    </style:style>
    <style:style style:name="T8" style:family="text">
      <style:text-properties fo:font-variant="normal" fo:text-transform="none" fo:color="#000000" loext:opacity="100%" fo:letter-spacing="normal" fo:font-style="normal" fo:font-weight="normal" officeooo:rsid="002141d0" style:font-style-asian="normal" style:font-weight-asian="normal"/>
    </style:style>
    <style:style style:name="T9" style:family="text">
      <style:text-properties fo:font-variant="normal" fo:text-transform="none" fo:color="#000000" loext:opacity="100%" fo:letter-spacing="normal" fo:font-style="normal" fo:font-weight="normal" officeooo:rsid="002295ce" style:font-style-asian="normal" style:font-weight-asian="normal"/>
    </style:style>
    <style:style style:name="T10" style:family="text">
      <style:text-properties fo:font-variant="normal" fo:text-transform="none" fo:color="#000000" loext:opacity="100%" fo:letter-spacing="normal" fo:font-style="normal" fo:font-weight="normal" officeooo:rsid="00205725" style:font-style-asian="normal" style:font-weight-asian="normal"/>
    </style:style>
    <style:style style:name="T11" style:family="text">
      <style:text-properties fo:font-variant="normal" fo:text-transform="none" fo:color="#000000" loext:opacity="100%" fo:letter-spacing="normal" fo:font-style="normal" fo:font-weight="normal" officeooo:rsid="0023fa7b" style:font-style-asian="normal" style:font-weight-asian="normal"/>
    </style:style>
    <style:style style:name="T12" style:family="text">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13" style:family="text">
      <style:text-properties fo:font-variant="normal" fo:text-transform="none" fo:color="#000000" loext:opacity="100%" fo:font-size="18pt" fo:letter-spacing="normal" fo:font-style="normal" fo:font-weight="normal" officeooo:rsid="00183baf" style:font-size-asian="18pt" style:font-style-asian="normal" style:font-weight-asian="normal" style:font-size-complex="18pt"/>
    </style:style>
    <style:style style:name="T14" style:family="text">
      <style:text-properties officeooo:rsid="00183baf"/>
    </style:style>
    <style:style style:name="T15" style:family="text">
      <style:text-properties officeooo:rsid="001ac877"/>
    </style:style>
    <style:style style:name="T16" style:family="text">
      <style:text-properties officeooo:rsid="001e405b"/>
    </style:style>
    <style:style style:name="T17" style:family="text">
      <style:text-properties officeooo:rsid="00205725"/>
    </style:style>
    <style:style style:name="T18" style:family="text">
      <style:text-properties officeooo:rsid="0023f65f"/>
    </style:style>
    <style:style style:name="T19" style:family="text">
      <style:text-properties officeooo:rsid="0023fa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2">The People’s Assembly, convening on the </text:span><text:span text:style-name="T13">11th</text:span><text:span text:style-name="T12"> of </text:span><text:span text:style-name="T13">November</text:span><text:span text:style-name="T12"> 2020 under the </text:span><text:span text:style-name="T13">31st</text:span><text:span text:style-name="T12"> PA Meeting.</text:span></text:p>
      <text:p text:style-name="P1"/>
      <text:p text:style-name="P1">The Assembly, recognising the current situation,</text:p>
      <text:p text:style-name="P1"/>
      <text:p text:style-name="P8">Constitutes the need to add an article to the charter, called “Technical Committee”, <text:span text:style-name="T16">containing the following:</text:span></text:p>
      <text:p text:style-name="P14"><text:span text:style-name="T6">1. The TC is the </text:span><text:span text:style-name="T7">administrative behind the Server and the PA, and the executive tasked with implementing the will of the PA</text:span><text:span text:style-name="T6">.</text:span></text:p>
      <text:p text:style-name="P15"><text:span text:style-name="T6">2. </text:span><text:span text:style-name="T7">The TC members will hold a “TC” role in the PA discord with certain permissions under appendix A, where “Codified (hard-modifyable)” requires 2/3rd of the people who joined before August 2020 </text:span><text:span text:style-name="T8">and 1 TC member </text:span><text:span text:style-name="T7">to change and “Changeable (normal-modifyable)” requires a simple majority to change.</text:span></text:p>
      <text:p text:style-name="P16"><text:span text:style-name="T7">3. </text:span><text:span text:style-name="T1">The main 2 tasks of the TC are:</text:span></text:p>
      <text:p text:style-name="P10">1. To ensure the functionality and continued existence of the server.</text:p>
      <text:p text:style-name="P10">2. To carry out the will of the PA as long as it does not conflict with 1.</text:p>
      <text:p text:style-name="P11">4. A TC member may be appointed with 2/3rd majority of people who joined before August 2020 and approval of 1 TC member.</text:p>
      <text:p text:style-name="P11">5. A TC member may be recalled if they violated their tasks laid down in 3 to a severe degree by a 2/3rd majority of people who joined before August 2020. <text:span text:style-name="T18">There is a minimum of 2 members but if there is a sitution which there is only 1 member left they must approve a new TC member as laid down in 4.</text:span></text:p>
      <text:p text:style-name="Standard"><text:span text:style-name="T11">6. If the full TC is unable to be present/perform its function for a long time, the PA can appoint an interim-TC member with a 2/3rd majority of people who joined before August 2020</text:span> <text:span text:style-name="T19">which can only accept new TC members as laid down in 4 and expires when the old TC is back and able to perform its tasks.</text:span></text:p>
      <text:p text:style-name="P9"/>
      <text:p text:style-name="P16"><text:span text:style-name="T7">T</text:span><text:span text:style-name="T1">he need to codify the following into the archive:</text:span></text:p>
      <text:p text:style-name="P10">1. A regular backup of PA data will be taken by the TC</text:p>
      <text:p text:style-name="P9"/>
      <text:p text:style-name="P9">Further there will be 2 sections added to Article 1, namely:</text:p>
      <text:p text:style-name="P9">1. Speakers are appointed and recalled with a motion.</text:p>
      <text:p text:style-name="P9">2. There will be a speaker of the house position which holds technical ownership of the discord server which is appointed by motion.</text:p>
      <text:p text:style-name="P9">2.1 The position can be recalled by motion or the TC can call for new elections (where the PA will get 1 week to prepare). If the person is recalled they must transfer power to the new speaker of the house within 24 hours, if this is not done the TC may decide to take severe measures to defend the PA and democracy.</text:p>
      <text:p text:style-name="P15"><text:span text:style-name="T7">2.2 The speaker of the house is a normal speaker, however it does have the added function of controlling </text:span><text:span text:style-name="T9">that </text:span><text:span text:style-name="T7">the </text:span><text:span text:style-name="T9">TC</text:span><text:span text:style-name="T7"> commits to its 2 tasks </text:span><text:span text:style-name="T10">without inhibiting the functioning of the TC.</text:span></text:p>
      <text:p text:style-name="P10">2.3<text:span text:style-name="T14"> If there are changes that have to be made to the server which the TC can not execute, the position must seriously consider the TC’s advice and listen to the PA mandate.</text:span></text:p>
      <text:p text:style-name="P3"><text:span text:style-name="T17">2.4</text:span> The position must be held by a PA member.</text:p>
      <text:p text:style-name="P7"/>
      <text:p text:style-name="P1">And proceeds.</text:p>
      <text:p text:style-name="P1"/>
      <text:p text:style-name="P1">Signed by,</text:p>
      <text:p text:style-name="P1">_<text:span text:style-name="T14">yoran_</text:span></text:p>
      <text:p text:style-name="P2">Solar_Porpoise</text:p>
      <text:p text:style-name="P2">RedPanda_4</text:p>
      <text:p text:style-name="P4"/>
      <text:p text:style-name="P4"><text:soft-page-break/></text:p>
      <text:p text:style-name="P1"/>
      <text:p text:style-name="Standard"><text:span text:style-name="T1">[</text:span><text:span text:style-name="T2">Motion 31-6: </text:span><text:span text:style-name="T5">The TC and PA</text:span><text:span text:style-name="T1">]</text:span></text:p>
      <text:p text:style-name="P17"/>
      <text:p text:style-name="P5"><text:span text:style-name="T17">Appendix </text:span>A. (permissions for the “TC” role):</text:p>
      <text:p text:style-name="P13"><text:span text:style-name="T3">Codified (</text:span><text:span text:style-name="T4">hard-modifyable</text:span><text:span text:style-name="T3">):</text:span></text:p>
      <text:p text:style-name="P5">Allow anyone to @mention this role</text:p>
      <text:p text:style-name="P5">View Audit Log</text:p>
      <text:p text:style-name="P5">Manage Server</text:p>
      <text:p text:style-name="P5">Manage Roles</text:p>
      <text:p text:style-name="P5">Manage Channels</text:p>
      <text:p text:style-name="P5">Create Invite</text:p>
      <text:p text:style-name="P5">Change Nickname</text:p>
      <text:p text:style-name="P5">Manage Webhooks</text:p>
      <text:p text:style-name="P5">Read Text Channels &amp; See Voice Channels</text:p>
      <text:p text:style-name="P5">Send Messages</text:p>
      <text:p text:style-name="P5">Send TTS Messages</text:p>
      <text:p text:style-name="P5">Manage Messages</text:p>
      <text:p text:style-name="P5">Embed Links</text:p>
      <text:p text:style-name="P5">Attach Files</text:p>
      <text:p text:style-name="P5">Read Message History</text:p>
      <text:p text:style-name="P5">Mention @everyone, @here and All Roles</text:p>
      <text:p text:style-name="P5">Add Reactions</text:p>
      <text:p text:style-name="P5">Connect</text:p>
      <text:p text:style-name="P5">Speak</text:p>
      <text:p text:style-name="P5">Video</text:p>
      <text:p text:style-name="P5">Use Voice Activity</text:p>
      <text:p text:style-name="P5"/>
      <text:p text:style-name="P5">Changeable <text:span text:style-name="T15">(normal-modifyable)</text:span>:</text:p>
      <text:p text:style-name="P6">Administrator</text:p>
      <text:p text:style-name="P5">Manage Nicknames</text:p>
      <text:p text:style-name="P5">Manage Emojis</text:p>
      <text:p text:style-name="P5">Use External Emojis</text:p>
      <text:p text:style-name="P5">Mute Members</text:p>
      <text:p text:style-name="P5">Deafen Members</text:p>
      <text:p text:style-name="P5">Move Members</text:p>
      <text:p text:style-name="P5">Priority Speaker</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1-11T19:40:18.437958664</dc:date>
    <meta:editing-duration>PT1H51M4S</meta:editing-duration>
    <meta:editing-cycles>18</meta:editing-cycles>
    <meta:generator>LibreOffice/7.0.2.2$Linux_X86_64 LibreOffice_project/3a01483fc371ab18cfca4bab0d636937da5eaf70</meta:generator>
    <meta:document-statistic meta:table-count="0" meta:image-count="0" meta:object-count="0" meta:page-count="2" meta:paragraph-count="58" meta:word-count="592" meta:character-count="3275" meta:non-whitespace-character-count="2741"/>
  </office:meta>
</office:document-meta>
</file>